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D9B00001BC1DE72E084.svm"/>
  <manifest:file-entry manifest:media-type="" manifest:full-path="Pictures/20000007000020EF000048113F71631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Heading_20_1">
      <style:text-properties fo:language="en" fo:country="US"/>
    </style:style>
    <style:style style:name="P6" style:family="paragraph" style:parent-style-name="Heading_20_2">
      <style:text-properties fo:language="en" fo:country="US"/>
    </style:style>
    <style:style style:name="P7" style:family="paragraph" style:parent-style-name="Heading_20_2">
      <style:paragraph-properties fo:break-before="page"/>
      <style:text-properties fo:language="en" fo:country="US"/>
    </style:style>
    <style:style style:name="P8" style:family="paragraph" style:parent-style-name="Heading_20_3">
      <style:text-properties fo:language="en" fo:country="US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PyBinaryClock</text:p>
      <text:p text:style-name="P3"/>
      <text:h text:style-name="P5" text:outline-level="1">Technical description</text:h>
      <text:p text:style-name="P1">The circuit board is a type of 'hat' to a raspberry pi zero with 20 WS2812B programmable LEDs for the clock-display, a 2x20 header for the pi connection and a real-time clock circuit. The board was manufactured by https://aisler.net that has a great quality service for small series of prototypes.</text:p>
      <text:p text:style-name="P1">The kit is mounted between two part of plexi-glass panels to make a clock that can be mounted on the wall or put on a table. See pictures below.</text:p>
      <text:h text:style-name="P6" text:outline-level="2"/>
      <text:h text:style-name="P6" text:outline-level="2">The hardware:</text:h>
      <text:h text:style-name="P8" text:outline-level="3">Raspberry Pi zero W</text:h>
      <text:list xml:id="list3441322511349408774" text:style-name="L1">
        <text:list-item>
          <text:p text:style-name="P10">Install rasbian light and configure it for your localization etc. </text:p>
        </text:list-item>
        <text:list-item>
          <text:p text:style-name="P9"><text:span text:style-name="T1">Enable the I2C interface: </text:span><text:a xlink:type="simple" xlink:href="https://www.raspberrypi-spy.co.uk/2014/11/enabling-the-i2c-interface-on-the-raspberry-pi/" text:style-name="Internet_20_link" text:visited-style-name="Visited_20_Internet_20_Link">https://www.raspberrypi-spy.co.uk/2014/11/enabling-the-i2c-interface-on-the-raspberry-pi/</text:a> </text:p>
        </text:list-item>
        <text:list-item>
          <text:p text:style-name="P9">Install the RTC clock module software and set it up the properly. Follow this guide: <text:s/><text:a xlink:type="simple" xlink:href="https://www.raspberrypi-spy.co.uk/2015/05/adding-a-ds3231-real-time-clock-to-the-raspberry-pi/" text:style-name="Internet_20_link" text:visited-style-name="Visited_20_Internet_20_Link">https://www.raspberrypi-spy.co.uk/2015/05/adding-a-ds3231-real-time-clock-to-the-raspberry-pi/</text:a> but be aware of that hardware is already present on the circuit-board in a correct way.</text:p>
        </text:list-item>
        <text:list-item>
          <text:p text:style-name="P10">Get the python lib for WS281x programmable leds: <text:a xlink:type="simple" xlink:href="https://github.com/rpi-ws281x/rpi-ws281x-python" text:style-name="Internet_20_link" text:visited-style-name="Visited_20_Internet_20_Link">https://github.com/rpi-ws281x/rpi-ws281x-python</text:a></text:p>
        </text:list-item>
        <text:list-item>
          <text:p text:style-name="P10">Get the software for the binary clock from from github: https://github.com/teddycool/BinaryClock</text:p>
        </text:list-item>
        <text:list-item>
          <text:p text:style-name="P10">Fix autostart at boot, add these lines before 'exit' in <text:s/>/etc/rc.local</text:p>
          <text:list>
            <text:list-item>
              <text:p text:style-name="P10">cd /home/pi/PyBinaryClock</text:p>
            </text:list-item>
            <text:list-item>
              <text:p text:style-name="P10">sudo python Main.py</text:p>
            </text:list-item>
          </text:list>
        </text:list-item>
      </text:list>
      <text:p text:style-name="P1"/>
      <text:h text:style-name="P8" text:outline-level="3">Binary display</text:h>
      <text:p text:style-name="P3">The circuit board design is presented in the 'Eagle' directory and version 3 of the board can be directly ordered from here: <text:a xlink:type="simple" xlink:href="https://aisler.net/p/VFLSRFLZ" text:style-name="Internet_20_link" text:visited-style-name="Visited_20_Internet_20_Link">https://aisler.net/p/VFLSRFLZ</text:a></text:p>
      <text:p text:style-name="P3"/>
      <text:p text:style-name="P3">A bill of material is not compiled yet but all components are defined in the circuit diagram, also presented in the 'Eagle'-directory.</text:p>
      <text:p text:style-name="P3"/>
      <text:h text:style-name="P6" text:outline-level="2"/>
      <text:h text:style-name="P7" text:outline-level="2">The PyBinaryClock software:</text:h>
      <text:p text:style-name="P3"/>
      <text:p text:style-name="P3">The code depends on several libraries and the Raspberry Pi has to be set up for i2c, a real-time clock and ws281x among other things. Follow the hardware chapter above or the refs in the source-code to get going.</text:p>
      <text:p text:style-name="P3"/>
      <text:p text:style-name="P3">The work-horse of the software is a very simple 'game-loop'. Everything starts with running Main.py which in turn starts the MainLoop.py that initialize everything and then the update-method in this module is run over and over again.</text:p>
      <text:p text:style-name="P3"/>
      <text:p text:style-name="P3">The second important part is the state-machine. This sets a state depending on some prerequisites and the the current state is run by MainLoop.update.</text:p>
      <text:p text:style-name="P3"/>
      <text:p text:style-name="P3">The ClockLoop state updates the time and display every 1/5<text:span text:style-name="T2">th </text:span><text:s/>of a second. Taking current time and <text:s/>split to each figure (column) and then calculate <text:s/>the bit-pattern and set the LEDs accordingly.</text:p>
      <text:p text:style-name="P3"/>
      <text:h text:style-name="Heading_20_3" text:outline-level="3">Code structure</text:h>
      <text:p text:style-name="P3"><draw:frame draw:style-name="fr1" draw:name="grafik1" text:anchor-type="paragraph" svg:x="0.026cm" svg:y="0.041cm" svg:width="5.32cm" svg:height="13.919cm" draw:z-index="0"><draw:image xlink:href="Pictures/20000007000020EF000048113F716318.svm" xlink:type="simple" xlink:show="embed" xlink:actuate="onLoad"/></draw:frame></text:p>
      <text:p text:style-name="P3"/>
      <text:p text:style-name="P3">The software is split into several modules.</text:p>
      <text:p text:style-name="P3"/>
      <text:p text:style-name="P3">From top:</text:p>
      <text:p text:style-name="P3">ClockStates is the state-machine with one base-class and inherited classes for each defined state. </text:p>
      <text:p text:style-name="P3"/>
      <text:p text:style-name="P3">Connectivity: These classes handles internet detection and WiFi setup etc.</text:p>
      <text:p text:style-name="P3"/>
      <text:p text:style-name="P3">IO: These classes handles the hardware of the clock-display. Each part of the hardware has its own class. The one with most code is the clock display itself (BinaryDisplay.py)</text:p>
      <text:p text:style-name="P3"/>
      <text:p text:style-name="P3">The Log and the WebConfig is not yet implemented.</text:p>
      <text:p text:style-name="P3"/>
      <text:p text:style-name="P3">The files in the 'root' is the startup file Main which calls MainLoop as described abov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3" text:outline-level="3"><text:soft-page-break/>The State-machine</text:h>
      <text:p text:style-name="P3"><draw:frame draw:style-name="fr2" draw:name="grafik2" text:anchor-type="paragraph" svg:width="11.675cm" svg:height="7.105cm" draw:z-index="1"><draw:image xlink:href="Pictures/2000000700002D9B00001BC1DE72E084.svm" xlink:type="simple" xlink:show="embed" xlink:actuate="onLoad"/></draw:frame></text:p>
      <text:p text:style-name="P3">The clock starts in the 'init' state where network connection is checked and if there is a valid time present, either from the network or from the real-time clock.</text:p>
      <text:p text:style-name="P3">If a valid time is detected the clock jumps to ClockLoop state and stays there until power off or if S1 is 'long-pressed'.</text:p>
      <text:p text:style-name="P3">A valid time doesn't necessarily mean the correct time....</text:p>
      <text:p text:style-name="P3"/>
      <text:p text:style-name="P3">If no valid time is detected (no network connection and also no valid time from the real-time clock) the clock jumps to NoValidTime state. This state is kept until either a network is detected or Wps is set up via a long-press on S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12T20:30:41.59</meta:creation-date>
    <dc:date>2019-05-19T08:07:49.98</dc:date>
    <meta:editing-duration>P1DT23H33M45S</meta:editing-duration>
    <meta:editing-cycles>12</meta:editing-cycles>
    <meta:generator>OpenOffice/4.1.4$Win32 OpenOffice.org_project/414m5$Build-9788</meta:generator>
    <meta:document-statistic meta:table-count="0" meta:image-count="2" meta:object-count="0" meta:page-count="3" meta:paragraph-count="35" meta:word-count="558" meta:character-count="3539"/>
  </office:meta>
</office:document-meta>
</file>